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Feature Groups (FG):</text:p>
      <text:p text:style-name="P1">1. Installation of PC-Games (ISO -&gt; Setup -&gt; Patch -&gt; Crack)</text:p>
      <text:p text:style-name="P1">2. Installation of Emulators</text:p>
      <text:p text:style-name="P1">3. Setup of Emulators (Generate configs from global settings for e.g. Resolution</text:p>
      <text:p text:style-name="P1">4. DiGaMaSo UI controllable via controller</text:p>
      <text:p text:style-name="P1">5. Setup of Controllers for Emulator/Game (global controller config, that will be applied to as much emulators as possible)</text:p>
      <text:p text:style-name="P1">6. Savegame synchronization, Backups</text:p>
      <text:p text:style-name="P1">7. Usage and setup of cheats</text:p>
      <text:p text:style-name="P1">8. Starting games / menu navigation for emulators (start game directly via emulator commandline)</text:p>
      <text:p text:style-name="P1">9. central start and config UI (via Steam or DiGaMaSo). Add games to steam as steam foreign game</text:p>
      <text:p text:style-name="P1">10. Using multiple accounts / profiles (for disjoint savegames)</text:p>
      <text:p text:style-name="P1">11. Management of VMs, as older games might not run on new Windows Versions (VM, that launches via commandline)</text:p>
      <text:p text:style-name="P1">12. Controlling games with controller that don't support it or use DInput (like Steams controller emulation)</text:p>
      <text:p text:style-name="P1">13. Multiple releases of games (Normal, GotY, Remake, Gold) and DLC management.</text:p>
      <text:p text:style-name="P1">14. Usage of commonly known fixes for broken Windows games on like Win10 (Autousage of compatibility mode etc.) or usage of community fixes / patches.</text:p>
      <text:p text:style-name="P1">15. Applying of Fantranslations etc. / Fanpatches</text:p>
      <text:p text:style-name="P1">16. Usage of commandline parameters (set them up yourself or use common community ones)</text:p>
      <text:p text:style-name="P1">17. Github Repository of all scripts (extensions) for the community, that the client can sync with and a database of scripts for a given PC game how to use a database entry.</text:p>
      <text:p text:style-name="P1">18. Fetch some pictures / previews / description from websites and databases (like retropie scraping)</text:p>
      <text:p text:style-name="P1">19. sync savegames with external emulation device (PSP or Raspberry PI with Retropie)</text:p>
      <text:p text:style-name="P1">20. Make digitilizing your game easy through this software (adding new games / emulators to database) with easy setup scripts, that can use the github reposi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ian Burmeister</meta:initial-creator>
    <meta:creation-date>2018-12-31T14:23:12.30</meta:creation-date>
    <dc:date>2018-12-31T14:53:16.62</dc:date>
    <dc:creator>Christian Burmeister</dc:creator>
    <meta:editing-duration>PT14M52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1" meta:paragraph-count="21" meta:word-count="286" meta:character-count="1778"/>
  </office:meta>
</office:document-meta>
</file>